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Thorndale AMT" svg:font-family="'Thorndale AMT', 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3cm"/>
    </style:style>
    <style:style style:name="co2" style:family="table-column">
      <style:table-column-properties fo:break-before="auto" style:column-width="0.665cm"/>
    </style:style>
    <style:style style:name="co3" style:family="table-column">
      <style:table-column-properties fo:break-before="auto" style:column-width="0.61cm"/>
    </style:style>
    <style:style style:name="co4" style:family="table-column">
      <style:table-column-properties fo:break-before="auto" style:column-width="0.637cm"/>
    </style:style>
    <style:style style:name="co5" style:family="table-column">
      <style:table-column-properties fo:break-before="auto" style:column-width="0.582cm"/>
    </style:style>
    <style:style style:name="co6" style:family="table-column">
      <style:table-column-properties fo:break-before="auto" style:column-width="0.721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0.776cm"/>
    </style:style>
    <style:style style:name="co10" style:family="table-column">
      <style:table-column-properties fo:break-before="auto" style:column-width="0.804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1.748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3.163cm"/>
    </style:style>
    <style:style style:name="co15" style:family="table-column">
      <style:table-column-properties fo:break-before="auto" style:column-width="2.552cm"/>
    </style:style>
    <style:style style:name="co16" style:family="table-column">
      <style:table-column-properties fo:break-before="auto" style:column-width="2.912cm"/>
    </style:style>
    <style:style style:name="co17" style:family="table-column">
      <style:table-column-properties fo:break-before="auto" style:column-width="6.687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9"/>
    <style:style style:name="gr1" style:family="graphic">
      <style:graphic-properties draw:ole-draw-aspect="1"/>
    </style:style>
  </office:automatic-styles>
  <office:body>
    <office:spreadsheet>
      <table:calculation-settings table:use-regular-expressions="false"/>
      <table:table table:name="Табель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3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6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6" table:default-cell-style-name="ce2"/>
        <table:table-column table:style-name="co8" table:number-columns-repeated="2" table:default-cell-style-name="ce2"/>
        <table:table-column table:style-name="co11" table:default-cell-style-name="ce2"/>
        <table:table-column table:style-name="co12" table:default-cell-style-name="Default"/>
        <table:table-row table:style-name="ro1">
          <table:table-cell table:style-name="ce1" office:value-type="string">
            <text:p>Прізвище та ініціали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style-name="ce3" office:value-type="string">
            <text:p>Кілк. відпрацьованих год. </text:p>
          </table:table-cell>
          <table:table-cell/>
        </table:table-row>
        <table:table-row table:style-name="ro2">
          <table:table-cell office:value-type="string">
            <text:p>Бадзюк Юрій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4" office:value-type="float" office:value="8">
            <text:p>8</text:p>
          </table:table-cell>
          <table:table-cell table:formula="oooc:=SUM([.B2:.AE2])" office:value-type="float" office:value="182">
            <text:p>182</text:p>
          </table:table-cell>
          <table:table-cell/>
        </table:table-row>
        <table:table-row table:style-name="ro2">
          <table:table-cell office:value-type="string">
            <text:p>Гусак Роман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3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ooc:=SUM([.B3:.AE3])" office:value-type="float" office:value="189">
            <text:p>189</text:p>
          </table:table-cell>
          <table:table-cell/>
        </table:table-row>
        <table:table-row table:style-name="ro2">
          <table:table-cell office:value-type="string">
            <text:p>Команяк Віталій</text:p>
          </table:table-cell>
          <table:table-cell office:value-type="float" office:value="7">
            <text:p>7</text:p>
          </table:table-cell>
          <table:table-cell table:number-columns-repeated="18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 office:value-type="float" office:value="8">
            <text:p>8</text:p>
          </table:table-cell>
          <table:table-cell table:formula="oooc:=SUM([.B4:.AE4])" office:value-type="float" office:value="230">
            <text:p>230</text:p>
          </table:table-cell>
          <table:table-cell/>
        </table:table-row>
        <table:table-row table:style-name="ro2">
          <table:table-cell office:value-type="string">
            <text:p>Курницький Нвзар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6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ooc:=SUM([.B5:.AE5])" office:value-type="float" office:value="209">
            <text:p>209</text:p>
          </table:table-cell>
          <table:table-cell/>
        </table:table-row>
        <table:table-row table:style-name="ro2">
          <table:table-cell office:value-type="string">
            <text:p>Новак Роман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5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ooc:=SUM([.B6:.AE6])" office:value-type="float" office:value="204">
            <text:p>204</text:p>
          </table:table-cell>
          <table:table-cell/>
        </table:table-row>
      </table:table>
      <table:table table:name="Зарплата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4" table:default-cell-style-name="Default"/>
        <table:table-row table:style-name="ro2">
          <table:table-cell table:style-name="ce4" office:value-type="string" table:number-columns-spanned="1" table:number-rows-spanned="2">
            <text:p>П.І.Б.</text:p>
          </table:table-cell>
          <table:table-cell table:style-name="ce4" office:value-type="string" table:number-columns-spanned="1" table:number-rows-spanned="2">
            <text:p>Нараховано</text:p>
          </table:table-cell>
          <table:table-cell table:style-name="ce4" office:value-type="string" table:number-columns-spanned="1" table:number-rows-spanned="2">
            <text:p>Приб. податок</text:p>
          </table:table-cell>
          <table:table-cell table:style-name="ce4" office:value-type="string" table:number-columns-spanned="3" table:number-rows-spanned="1">
            <text:p>Внески у фонди</text:p>
          </table:table-cell>
          <table:covered-table-cell table:number-columns-repeated="2" table:style-name="ce4"/>
          <table:table-cell table:style-name="ce4" office:value-type="string" table:number-columns-spanned="1" table:number-rows-spanned="2">
            <text:p>До видачі</text:p>
          </table:table-cell>
        </table:table-row>
        <table:table-row table:style-name="ro2">
          <table:covered-table-cell table:number-columns-repeated="2"/>
          <table:covered-table-cell table:style-name="ce4"/>
          <table:table-cell table:style-name="ce4" office:value-type="string">
            <text:p>Пенсійний </text:p>
          </table:table-cell>
          <table:table-cell table:style-name="ce4" office:value-type="string">
            <text:p>Соц страх</text:p>
          </table:table-cell>
          <table:table-cell table:style-name="ce4" office:value-type="string">
            <text:p>Зайнятості</text:p>
          </table:table-cell>
          <table:covered-table-cell table:style-name="ce4"/>
        </table:table-row>
        <table:table-row table:style-name="ro2">
          <table:table-cell office:value-type="string">
            <text:p>Бадзюк Юрій</text:p>
          </table:table-cell>
          <table:table-cell table:formula="oooc:=[Табель.AF2]*[.B10]" office:value-type="float" office:value="11830">
            <text:p>11830</text:p>
          </table:table-cell>
          <table:table-cell table:formula="oooc:=([.B3]-[.D3]-[.E3]-[.F3])*[.C11]" office:value-type="float" office:value="1694.6475">
            <text:p>1694,65</text:p>
          </table:table-cell>
          <table:table-cell table:formula="oooc:=[.B3]*[.D11]" office:value-type="float" office:value="236.6">
            <text:p>236,6</text:p>
          </table:table-cell>
          <table:table-cell table:formula="oooc:=[.B3]*[.E11]" office:value-type="float" office:value="236.6">
            <text:p>236,6</text:p>
          </table:table-cell>
          <table:table-cell table:formula="oooc:=[.B3]*[.F11]" office:value-type="float" office:value="59.15">
            <text:p>59,15</text:p>
          </table:table-cell>
          <table:table-cell table:formula="oooc:=[.B3]-[.C3]-[.D3]-[.E3]-[.F3]" office:value-type="float" office:value="9603.0025">
            <text:p>9603</text:p>
          </table:table-cell>
        </table:table-row>
        <table:table-row table:style-name="ro2">
          <table:table-cell office:value-type="string">
            <text:p>Гусак Роман</text:p>
          </table:table-cell>
          <table:table-cell table:formula="oooc:=[Табель.AF3]*[.B10]" office:value-type="float" office:value="12285">
            <text:p>12285</text:p>
          </table:table-cell>
          <table:table-cell table:formula="oooc:=([.B4]-[.D4]-[.E4]-[.F4])*[.C11]" office:value-type="float" office:value="1759.82625">
            <text:p>1759,83</text:p>
          </table:table-cell>
          <table:table-cell table:formula="oooc:=[.B4]*[.D11]" office:value-type="float" office:value="245.7">
            <text:p>245,7</text:p>
          </table:table-cell>
          <table:table-cell table:formula="oooc:=[.B4]*[.E11]" office:value-type="float" office:value="245.7">
            <text:p>245,7</text:p>
          </table:table-cell>
          <table:table-cell table:formula="oooc:=[.B4]*[.F11]" office:value-type="float" office:value="61.425">
            <text:p>61,43</text:p>
          </table:table-cell>
          <table:table-cell table:formula="oooc:=[.B4]-[.C4]-[.D4]-[.E4]-[.F4]" office:value-type="float" office:value="9972.34875">
            <text:p>9972,35</text:p>
          </table:table-cell>
        </table:table-row>
        <table:table-row table:style-name="ro2">
          <table:table-cell office:value-type="string">
            <text:p>Команяк Віталій</text:p>
          </table:table-cell>
          <table:table-cell table:formula="oooc:=[Табель.AF4]*[.B10]" office:value-type="float" office:value="14950">
            <text:p>14950</text:p>
          </table:table-cell>
          <table:table-cell table:formula="oooc:=([.B5]-[.D5]-[.E5]-[.F5])*[.C11]" office:value-type="float" office:value="2141.5875">
            <text:p>2141,59</text:p>
          </table:table-cell>
          <table:table-cell table:formula="oooc:=[.B5]*[.D11]" office:value-type="float" office:value="299">
            <text:p>299</text:p>
          </table:table-cell>
          <table:table-cell table:formula="oooc:=[.B5]*[.E11]" office:value-type="float" office:value="299">
            <text:p>299</text:p>
          </table:table-cell>
          <table:table-cell table:formula="oooc:=[.B5]*[.F11]" office:value-type="float" office:value="74.75">
            <text:p>74,75</text:p>
          </table:table-cell>
          <table:table-cell table:formula="oooc:=[.B5]-[.C5]-[.D5]-[.E5]-[.F5]" office:value-type="float" office:value="12135.6625">
            <text:p>12135,66</text:p>
          </table:table-cell>
        </table:table-row>
        <table:table-row table:style-name="ro2">
          <table:table-cell office:value-type="string">
            <text:p>Курницький Нвзар</text:p>
          </table:table-cell>
          <table:table-cell table:formula="oooc:=[Табель.AF5]*[.B10]" office:value-type="float" office:value="13585">
            <text:p>13585</text:p>
          </table:table-cell>
          <table:table-cell table:formula="oooc:=([.B6]-[.D6]-[.E6]-[.F6])*[.C11]" office:value-type="float" office:value="1946.05125">
            <text:p>1946,05</text:p>
          </table:table-cell>
          <table:table-cell table:formula="oooc:=[.B6]*[.D11]" office:value-type="float" office:value="271.7">
            <text:p>271,7</text:p>
          </table:table-cell>
          <table:table-cell table:formula="oooc:=[.B6]*[.E11]" office:value-type="float" office:value="271.7">
            <text:p>271,7</text:p>
          </table:table-cell>
          <table:table-cell table:formula="oooc:=[.B6]*[.F11]" office:value-type="float" office:value="67.925">
            <text:p>67,93</text:p>
          </table:table-cell>
          <table:table-cell table:formula="oooc:=[.B6]-[.C6]-[.D6]-[.E6]-[.F6]" office:value-type="float" office:value="11027.62375">
            <text:p>11027,62</text:p>
          </table:table-cell>
        </table:table-row>
        <table:table-row table:style-name="ro2">
          <table:table-cell office:value-type="string">
            <text:p>Новак Роман</text:p>
          </table:table-cell>
          <table:table-cell table:formula="oooc:=[Табель.AF6]*[.B10]" office:value-type="float" office:value="13260">
            <text:p>13260</text:p>
          </table:table-cell>
          <table:table-cell table:formula="oooc:=([.B7]-[.D7]-[.E7]-[.F7])*[.C11]" office:value-type="float" office:value="1899.495">
            <text:p>1899,5</text:p>
          </table:table-cell>
          <table:table-cell table:formula="oooc:=[.B7]*[.D11]" office:value-type="float" office:value="265.2">
            <text:p>265,2</text:p>
          </table:table-cell>
          <table:table-cell table:formula="oooc:=[.B7]*[.E11]" office:value-type="float" office:value="265.2">
            <text:p>265,2</text:p>
          </table:table-cell>
          <table:table-cell table:formula="oooc:=[.B7]*[.F11]" office:value-type="float" office:value="66.3">
            <text:p>66,3</text:p>
          </table:table-cell>
          <table:table-cell table:formula="oooc:=[.B7]-[.C7]-[.D7]-[.E7]-[.F7]" office:value-type="float" office:value="10763.805">
            <text:p>10763,81</text:p>
          </table:table-cell>
        </table:table-row>
        <table:table-row table:style-name="ro2">
          <table:table-cell office:value-type="string">
            <text:p>Всього</text:p>
          </table:table-cell>
          <table:table-cell table:formula="oooc:=SUM([.B3:.B7])" office:value-type="float" office:value="65910">
            <text:p>65910</text:p>
          </table:table-cell>
          <table:table-cell table:formula="oooc:=([.B8]-[.D8]-[.E8]-[.F8])*[.C11]" office:value-type="float" office:value="9441.6075">
            <text:p>9441,61</text:p>
          </table:table-cell>
          <table:table-cell table:formula="oooc:=[.B8]*[.D11]" office:value-type="float" office:value="1318.2">
            <text:p>1318,2</text:p>
          </table:table-cell>
          <table:table-cell table:formula="oooc:=[.B8]*[.E11]" office:value-type="float" office:value="1318.2">
            <text:p>1318,2</text:p>
          </table:table-cell>
          <table:table-cell table:formula="oooc:=[.B8]*[.F11]" office:value-type="float" office:value="329.55">
            <text:p>329,55</text:p>
          </table:table-cell>
          <table:table-cell table:formula="oooc:=[.B8]-[.C8]-[.D8]-[.E8]-[.F8]" office:value-type="float" office:value="53502.4425">
            <text:p>53502,44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Вартість години </text:p>
          </table:table-cell>
          <table:table-cell office:value-type="float" office:value="65">
            <text:p>65</text:p>
          </table:table-cell>
          <table:table-cell office:value-type="string">
            <text:p>грн </text:p>
          </table:table-cell>
          <table:table-cell table:number-columns-repeated="4"/>
        </table:table-row>
        <table:table-row table:style-name="ro2">
          <table:table-cell office:value-type="string">
            <text:p>Відсоток</text:p>
          </table:table-cell>
          <table:table-cell/>
          <table:table-cell office:value-type="float" office:value="0.15">
            <text:p>0,15</text:p>
          </table:table-cell>
          <table:table-cell table:number-columns-repeated="2" office:value-type="float" office:value="0.02">
            <text:p>0,02</text:p>
          </table:table-cell>
          <table:table-cell table:style-name="ce5" office:value-type="float" office:value="0.005">
            <text:p>0,005</text:p>
          </table:table-cell>
          <table:table-cell/>
        </table:table-row>
      </table:table>
      <table:table table:name="Діаграма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number-columns-repeated="3" table:default-cell-style-name="Default"/>
        <table:table-row table:style-name="ro2">
          <table:table-cell office:value-type="string">
            <text:p>До видачі</text:p>
          </table:table-cell>
          <table:table-cell table:formula="oooc:=[Зарплата.G8]" office:value-type="float" office:value="53502.4425">
            <text:p>53502,44</text:p>
          </table:table-cell>
          <table:table-cell table:number-columns-repeated="2"/>
        </table:table-row>
        <table:table-row table:style-name="ro2">
          <table:table-cell office:value-type="string">
            <text:p>Всього приб податку</text:p>
          </table:table-cell>
          <table:table-cell table:formula="oooc:=[Зарплата.C8]" office:value-type="float" office:value="9441.6075">
            <text:p>9441,61</text:p>
          </table:table-cell>
          <table:table-cell table:number-columns-repeated="2"/>
        </table:table-row>
        <table:table-row table:style-name="ro2">
          <table:table-cell office:value-type="string">
            <text:p>Відрахування у пенсійний фонд</text:p>
          </table:table-cell>
          <table:table-cell table:formula="oooc:=[Зарплата.D8]" office:value-type="float" office:value="1318.2">
            <text:p>1318,2</text:p>
          </table:table-cell>
          <table:table-cell table:number-columns-repeated="2"/>
        </table:table-row>
        <table:table-row table:style-name="ro2">
          <table:table-cell office:value-type="string">
            <text:p>Відрахування у фонд соц страхування</text:p>
          </table:table-cell>
          <table:table-cell table:formula="oooc:=[Зарплата.E8]" office:value-type="float" office:value="1318.2">
            <text:p>1318,2</text:p>
          </table:table-cell>
          <table:table-cell table:number-columns-repeated="2"/>
        </table:table-row>
        <table:table-row table:style-name="ro2">
          <table:table-cell office:value-type="string">
            <text:p>Відрахування у фонд зайнятості </text:p>
          </table:table-cell>
          <table:table-cell table:formula="oooc:=[Зарплата.F8]" office:value-type="float" office:value="329.55">
            <text:p>329,55</text:p>
          </table:table-cell>
          <table:table-cell table:number-columns-repeated="2"/>
        </table:table-row>
        <table:table-row table:style-name="ro2" table:number-rows-repeated="9">
          <table:table-cell table:number-columns-repeated="4"/>
        </table:table-row>
        <table:table-row table:style-name="ro2">
          <table:table-cell table:number-columns-repeated="3"/>
          <table:table-cell>
            <draw:frame table:end-cell-address="Діаграма.J44" table:end-x="0.239cm" table:end-y="0.106cm" draw:z-index="0" draw:style-name="gr1" svg:width="13.151cm" svg:height="12.066cm" svg:x="0.636cm" svg:y="0.373cm">
              <draw:object draw:notify-on-update-of-ranges="Діаграма.A1:Діаграма.A5 Діаграма.B1:Діаграма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Thorndale AMT" svg:font-family="'Thorndale AMT', 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ru" fo:country="R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4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4">14/07/2011</text:date>, <text:time>16:11:19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11-07-14T10:39:40</meta:creation-date>
    <dc:date>2011-07-14T16:11:19</dc:date>
    <meta:editing-cycles>3</meta:editing-cycles>
    <meta:editing-duration>PT1H36M9S</meta:editing-duration>
    <meta:user-defined meta:name="Info 1"/>
    <meta:user-defined meta:name="Info 2"/>
    <meta:user-defined meta:name="Info 3"/>
    <meta:user-defined meta:name="Info 4"/>
    <meta:document-statistic meta:table-count="3" meta:cell-count="2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4" style:family="chart">
      <style:chart-properties chart:three-dimensional="tru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 chart:pie-offset="0"/>
      <style:graphic-properties draw:stroke="none" draw:fill-color="#004586" dr3d:edge-rounding="0%"/>
      <style:text-properties fo:font-size="10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3.152cm" svg:height="12.067cm" chart:class="chart:circle" chart:style-name="ch1">
        <chart:title svg:x="3.427cm" svg:y="0.242cm" chart:style-name="ch2">
          <text:p>Виплати з фонду оплати праці</text:p>
        </chart:title>
        <chart:legend chart:legend-position="end" svg:x="9.538cm" svg:y="3.754cm" chart:style-name="ch3"/>
        <chart:plot-area chart:style-name="ch4" table:cell-range-address="Діаграма.A1:Діаграма.B5" chart:data-source-has-labels="column" svg:x="0.263cm" svg:y="0.986cm" svg:width="9.012cm" svg:height="10.598cm" dr3d:transform="matrix (1 0 0 0 0.5 -0.866025403784439 0 0.866025403784439 0.5 0cm 0cm 0cm)" dr3d:vrp="(0 0 87591.2408759124)" dr3d:projection="perspective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Діаграма.A1:Діаграма.A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Діаграма.B1:Діаграма.B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До видачі</text:p>
              </table:table-cell>
              <table:table-cell office:value-type="float" office:value="53502.4425">
                <text:p>53502.4425</text:p>
              </table:table-cell>
            </table:table-row>
            <table:table-row>
              <table:table-cell office:value-type="string">
                <text:p>Всього приб податку</text:p>
              </table:table-cell>
              <table:table-cell office:value-type="float" office:value="9441.6075">
                <text:p>9441.6075</text:p>
              </table:table-cell>
            </table:table-row>
            <table:table-row>
              <table:table-cell office:value-type="string">
                <text:p>Відрахування у пенсійний фонд</text:p>
              </table:table-cell>
              <table:table-cell office:value-type="float" office:value="1318.2">
                <text:p>1318.2</text:p>
              </table:table-cell>
            </table:table-row>
            <table:table-row>
              <table:table-cell office:value-type="string">
                <text:p>Відрахування у фонд соц страхування</text:p>
              </table:table-cell>
              <table:table-cell office:value-type="float" office:value="1318.2">
                <text:p>1318.2</text:p>
              </table:table-cell>
            </table:table-row>
            <table:table-row>
              <table:table-cell office:value-type="string">
                <text:p>Відрахування у фонд зайнятості </text:p>
              </table:table-cell>
              <table:table-cell office:value-type="float" office:value="329.55">
                <text:p>329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